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color="#000000"/>
    </style:style>
    <style:style style:name="T3" style:parent-style-name="DefaultParagraphFont" style:family="text">
      <style:text-properties fo:color="#000000" fo:font-size="14pt" style:font-size-asian="14pt" style:font-size-complex="14pt"/>
    </style:style>
    <style:style style:name="T4" style:parent-style-name="DefaultParagraphFont" style:family="text">
      <style:text-properties fo:color="#000000"/>
    </style:style>
    <style:style style:name="P5" style:parent-style-name="Normal" style:family="paragraph">
      <style:text-properties fo:color="#000000"/>
    </style:style>
    <style:style style:name="T6" style:parent-style-name="DefaultParagraphFont" style:family="text">
      <style:text-properties fo:color="#C00000" fo:font-size="14pt" style:font-size-asian="14pt" style:font-size-complex="14pt"/>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color="#C00000" fo:font-size="14pt" style:font-size-asian="14pt" style:font-size-complex="14pt"/>
    </style:style>
    <style:style style:name="T12" style:parent-style-name="DefaultParagraphFont" style:family="text">
      <style:text-properties fo:color="#C00000" fo:font-size="14pt" style:font-size-asian="14pt" style:font-size-complex="14pt"/>
    </style:style>
  </office:automatic-styles>
  <office:body>
    <office:text text:use-soft-page-breaks="true">
      <text:p text:style-name="P1">Table of contents</text:p>
      <text:p text:style-name="Normal">1.</text:p>
      <text:p text:style-name="Normal">2.</text:p>
      <text:p text:style-name="Normal">3.</text:p>
      <text:p text:style-name="Normal">4.</text:p>
      <text:p text:style-name="Normal">5.</text:p>
      <text:p text:style-name="Normal">6.</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The value of technology tools<text:s/>for project manager/project management</text:p>
      <text:p text:style-name="Normal"><text:bookmark-start text:name="_Hlk130246543"/><text:span text:style-name="T3">Introduction</text:span><text:span text:style-name="T4">.</text:span></text:p>
      <text:p text:style-name="P5">Project management is the process of planning, organizing, and controlling resources to achieve specific goals. A project manager is responsible for the successful completion of a project, and they need to have the right tools to help them achieve this. Technology tools are essential for project managers to manage their projects efficiently.<text:s/>In today's fast-paced world, technology is ubiquitous, and it has impacted every aspect of our lives, including project management. Project managers must adapt to the ever-changing technological landscape to be successful in their roles. The use of technology tools has become essential in project management, as they can help increase efficiency, streamline processes, and facilitate collaboration. In this essay, we will discuss the value of technology tools for project managers and project management. We will also<text:s/>explore its benefits, potential<text:s/>limitations<text:s/>and provide examples of commonly used technology tools.</text:p>
      <text:p text:style-name="Normal"><text:bookmark-end text:name="_Hlk130246543"/></text:p>
      <text:p text:style-name="Normal"><text:span text:style-name="T6">Body</text:span>.</text:p>
      <text:p text:style-name="P7">1.Benefits of Technology Tools for Project Management</text:p>
      <text:p text:style-name="Normal"><text:bookmark-start text:name="_Hlk130247066"/>One of the most significant benefits of technology tools for project managers is the ability to streamline processes and improve efficiency. With the use of project management software, tasks such as scheduling, tracking, and reporting can be automated, reducing the time and effort required for these tasks. Tools such as Trello, Asana, and Monday.com provide project managers with an easy-to-use platform for tracking tasks and collaborating with team members. These tools can also help to ensure that everyone involved in the project is on the same page, with a clear understanding of what needs to be done, by whom, and when.</text:p>
      <text:p text:style-name="Normal"/>
      <text:p text:style-name="Normal">Another important benefit of technology tools for project managers is the ability to improve communication. Communication is essential for project success, and technology tools such as Slack, Microsoft Teams, and Zoom can facilitate communication among team members, stakeholders, and clients. These tools allow project managers to stay connected with their team members, share information and updates in real-time, and facilitate quick decision-making. Additionally, these tools can help to bridge the gap between remote team members, ensuring that everyone is involved and engaged in the project.</text:p>
      <text:p text:style-name="Normal"/>
      <text:p text:style-name="Normal">Technology tools can also provide project managers with real-time data and analytics. This data can be used to track progress, identify potential problems, and make informed decisions. For example, tools such as Jira and Basecamp can provide project managers with real-time data on project status, including information on task completion, time spent on each task, and overall project progress. This information can be used to identify potential bottlenecks in the project, adjust timelines, and make informed decisions about resource allocation.</text:p>
      <text:p text:style-name="Normal"/>
      <text:p text:style-name="Normal">Another important benefit of technology tools for project managers is the ability to improve risk management. Risk management is an essential part of project management, and technology tools such as risk management software can help project managers identify, assess, and mitigate risks. For example, tools such as RiskyProject and ProjectManager.com can help project managers identify potential risks, evaluate the impact of those risks, and develop a plan to mitigate them.</text:p>
      <text:p text:style-name="Normal"/>
      <text:p text:style-name="Normal">Finally, technology tools can help project managers to improve the quality of their work. With the use of tools such as ProjectLibre and GanttProject, project managers can create detailed project plans that take into account all aspects of the project, from timelines and resources to risks and contingencies. This level of detail can help project managers to ensure that they are delivering high-quality work that meets or exceeds the expectations of their clients and stakeholders.</text:p>
      <text:p text:style-name="Normal"><text:bookmark-end text:name="_Hlk130247066"/></text:p>
      <text:p text:style-name="P8"><text:bookmark-start text:name="_Hlk130247226"/>2.Examples of<text:s/>Commonly Used<text:s/>Technology Tools for Project Management</text:p>
      <text:p text:style-name="P9"/>
      <text:p text:style-name="Normal">Project Management Software: Project management software is an essential technology tool for project managers. It allows project managers to manage tasks, track progress, allocate resources, and communicate with team members. Some popular project management software tools include Trello, Asana, and Jira.</text:p>
      <text:p text:style-name="Normal">Time Management Tools: Time management tools help project managers to track time spent on various tasks, allocate resources efficiently, and identify potential time-wasting activities. Examples of time management tools include RescueTime, Toggl, and Harvest.</text:p>
      <text:p text:style-name="Normal">Collaboration Tools: Collaboration tools are essential for project managers to communicate with team members, share files, and work together on projects. Examples of collaboration tools include Slack, Microsoft Teams, and Google Workspace.</text:p>
      <text:p text:style-name="Normal">Reporting and Analytics Tools: Reporting and analytics tools enable project managers to access real-time data, track progress, and identify potential issues. Examples of reporting and analytics tools include Microsoft Power BI, Tableau, and Google Data Studio.</text:p>
      <text:p text:style-name="Normal">Virtual Meeting Tools: Virtual meeting tools are essential for project managers to communicate with team members and stakeholders, regardless of location. Examples of virtual meeting tools include Zoom, Microsoft Teams, and Google Meet.</text:p>
      <text:p text:style-name="Normal"/>
      <text:p text:style-name="P10">3.Limitations of Technology Tools for Project Management</text:p>
      <text:p text:style-name="Normal"/>
      <text:p text:style-name="Normal">3.1.<text:s/>Dependence on Technology</text:p>
      <text:p text:style-name="Normal">Technology tools can be prone to malfunctions or breakdowns, leading to downtime. Project managers should have backup plans in place to ensure that project activities can continue in the event of a system failure. Also, project managers should ensure that team members are adequately trained to use the technology tools to prevent potential errors or misuse.</text:p>
      <text:p text:style-name="Normal"/>
      <text:p text:style-name="Normal">3.2.<text:s/>Data Security Risks</text:p>
      <text:p text:style-name="Normal">Technology tools can be vulnerable to security breaches, leading to data loss or theft. Project managers must ensure that they implement adequate security measures to protect project-related information. These measures can include firewalls, anti-virus software, data encryption, and regular backups</text:p>
      <text:p text:style-name="Normal">3.3.<text:s/>Cost</text:p>
      <text:p text:style-name="Normal">Technology tools can be expensive, and not all project managers may have the budget to purchase them. Some tools may require ongoing maintenance, which can be an additional expense. Project managers should consider the cost-benefit analysis before investing in any technology tools, to ensure that the benefits outweigh the costs.</text:p>
      <text:p text:style-name="P11"/>
      <text:p text:style-name="Normal"><text:span text:style-name="T12">Conclusion</text:span>.</text:p>
      <text:p text:style-name="Normal"><text:bookmark-start text:name="_Hlk130241445"/></text:p>
      <text:p text:style-name="Normal"><text:bookmark-end text:name="_Hlk130241445"/>In conclusion, technology has revolutionized project management, making it easier for project managers to plan, execute, and control their projects.<text:s/>As it continues to evolve, we can expect to see even more innovative tools and solutions that will help project managers to manage their projects more efficiently and effectively. Technology tools such as project management software, communication tools, collaboration tools, and mobile technology have become essential in project management. These tools help project managers to improve team productivity, reduce project completion time, and improve project quality. Project managers need to embrace technology and take advantage of the latest technology tools to manage their projects efficiently. . However, they must also consider the limitations of technology tools, including dependence on technology, data security risks, and costs.</text:p>
      <text:p text:style-name="Normal"><text:bookmark-end text:name="_Hlk130247226"/></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LONA</meta:initial-creator>
    <dc:creator>Olona</dc:creator>
    <meta:creation-date>2023-03-21T03:02:00Z</meta:creation-date>
    <dc:date>2023-03-21T08:56:00Z</dc:date>
    <meta:template xlink:href="Normal" xlink:type="simple"/>
    <meta:editing-cycles>3</meta:editing-cycles>
    <meta:editing-duration>PT7140S</meta:editing-duration>
    <meta:document-statistic meta:page-count="1" meta:paragraph-count="14" meta:word-count="1090" meta:character-count="7291" meta:row-count="51" meta:non-whitespace-character-count="6215"/>
  </office:meta>
</office:document-meta>
</file>